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P12" style:family="paragraph" style:parent-style-name="Standard">
      <style:text-properties officeooo:rsid="0015f6bb" officeooo:paragraph-rsid="0015f6bb"/>
    </style:style>
    <style:style style:name="P13" style:family="paragraph" style:parent-style-name="Standard">
      <style:text-properties officeooo:rsid="00175f28" officeooo:paragraph-rsid="00175f28"/>
    </style:style>
    <style:style style:name="P14" style:family="paragraph" style:parent-style-name="Standard">
      <style:text-properties officeooo:paragraph-rsid="0015f6bb"/>
    </style:style>
    <style:style style:name="T1" style:family="text">
      <style:text-properties officeooo:rsid="000c6e8a"/>
    </style:style>
    <style:style style:name="T2" style:family="text">
      <style:text-properties officeooo:rsid="0015f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text:p text:style-name="P11"/>
      <text:p text:style-name="P12">git remote add:</text:p>
      <text:p text:style-name="P12">Before we push into a remote repo , we must create a remote repo somewhere say on Github. Once we have created a remote repository, we now have to connect the remote repo with our local repo so that we can push to and pull from the remote repo. To do this, we use the git remote add command.This command is of the form </text:p>
      <text:p text:style-name="P14"><text:span text:style-name="T2">'git remote add &lt;remote_name&gt; &lt;url&gt;'. We can give any remote name, but it is typical to name your main remote as origin. Url refers to the repository URL. An example of a repository URL is ' https://github.com/try-git/try_git.git</text:span><text:span text:style-name="T2">'.</text:span></text:p>
      <text:p text:style-name="P12"/>
      <text:p text:style-name="P13">git push:</text:p>
      <text:p text:style-name="P13">The git push command is used to push the contents of your local repository into the remote repository present on Github. We need to specify which remote we are pushing into and also need to specify which branch in the remote repository. This command is of the form 'git push -u &lt;remote_name&gt; &lt;branch_name&gt;'. The -u option of the push command tells git to remember the paramters, so that next time we can simply run git push and git will know wha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3:33:03.178870355</dc:date>
    <meta:editing-duration>PT2H27M28S</meta:editing-duration>
    <meta:editing-cycles>12</meta:editing-cycles>
    <meta:generator>LibreOffice/4.2.8.2$Linux_X86_64 LibreOffice_project/420m0$Build-2</meta:generator>
    <meta:document-statistic meta:table-count="0" meta:image-count="0" meta:object-count="0" meta:page-count="3" meta:paragraph-count="69" meta:word-count="1321" meta:character-count="7427" meta:non-whitespace-character-count="6102"/>
  </office:meta>
</office:document-meta>
</file>